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VAA (3.3V) Audio Analog Rail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VI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OUT</text:p>
          </table:table-cell>
          <table:table-cell table:style-name="ce2" office:value-type="float" office:value="3.3" calcext:value-type="float">
            <text:p>3.3</text:p>
          </table:table-cell>
          <table:table-cell office:value-type="string" calcext:value-type="string">
            <text:p>I LIMIT</text:p>
          </table:table-cell>
          <table:table-cell table:style-name="ce3" office:value-type="percentage" office:value="0.8" calcext:value-type="percentage">
            <text:p>8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_TOP</text:p>
          </table:table-cell>
          <table:table-cell table:formula="of:=[.D3]*([.D2]/0.2*[.F2]-1)" office:value-type="float" office:value="402.6" calcext:value-type="float">
            <text:p>402.6</text:p>
          </table:table-cell>
          <table:table-cell office:value-type="string" calcext:value-type="string">
            <text:p>FB_BOT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V_TOP</text:p>
          </table:table-cell>
          <table:table-cell table:formula="of:=[.D4] * ([.H4] / [.F4] - 1)" office:value-type="float" office:value="104918.032786885" calcext:value-type="float">
            <text:p>104918.032786885</text:p>
          </table:table-cell>
          <table:table-cell office:value-type="string" calcext:value-type="string">
            <text:p>UV_BOT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V_EN_UV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VOFF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UV_TOP_default</text:p>
          </table:table-cell>
          <table:table-cell office:value-type="string" calcext:value-type="string">
            <text:p>1.54M</text:p>
          </table:table-cell>
          <table:table-cell table:number-columns-repeated="2"/>
          <table:table-cell office:value-type="string" calcext:value-type="string">
            <text:p>V_EN_HYST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N</text:p>
          </table:table-cell>
          <table:table-cell table:formula="of:=[.H4] * (([.F4] + [.F5]) / [.F4])" office:value-type="float" office:value="2.80737704918033" calcext:value-type="float">
            <text:p>2.80737704918033</text:p>
          </table:table-cell>
          <table:table-cell table:number-columns-repeated="6"/>
        </table:table-row>
        <table:table-row table:style-name="ro2">
          <table:table-cell office:value-type="string" calcext:value-type="string" table:number-columns-spanned="3" table:number-rows-spanned="1">
            <text:p>UV CALC IS WRONG. JUST USE DEFAULT</text:p>
          </table:table-cell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8T19:20:38.014000000</meta:creation-date>
    <meta:generator>LibreOffice/7.3.3.2$Windows_X86_64 LibreOffice_project/d1d0ea68f081ee2800a922cac8f79445e4603348</meta:generator>
    <dc:date>2023-04-08T20:08:31.465000000</dc:date>
    <meta:editing-duration>PT5M59S</meta:editing-duration>
    <meta:editing-cycles>2</meta:editing-cycles>
    <meta:document-statistic meta:table-count="1" meta:cell-count="26" meta:object-count="0"/>
  </office:meta>
</office:document-meta>
</file>